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font-size="16pt" style:text-underline-style="none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II – Le monde depuis 1945</text:p>
      <text:p text:style-name="P1"/>
      <text:p text:style-name="P1">Chap.1: Un monde bipolaire au temps de la guerre froide.</text:p>
      <text:p text:style-name="P1">Chap.2: </text:p>
      <text:p text:style-name="P1">Chap.3:</text:p>
      <text:p text:style-name="P1">Chap.4:</text:p>
      <text:p text:style-name="P1"/>
      <text:p text:style-name="P1"/>
      <text:p text:style-name="P1">Chapitre n° 1:</text:p>
      <text:p text:style-name="P1"/>
      <text:p text:style-name="P1">1946: wiston sherchil prem RU évoque un ridaux de fer. Une frontière imaterielle qui separerais l'europ an deux</text:p>
      <text:p text:style-name="P1"/>
      <text:p text:style-name="P1">Le débarquement de Normandie ou l'opération Neptune.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Le Bloc</text:p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">Le Bloc soviétique</text:p>
          </table:table-cell>
        </table:table-row>
        <table:table-row>
          <table:table-cell table:style-name="Tableau1.A2" office:value-type="string">
            <text:p text:style-name="P2">Etats-Unis</text:p>
          </table:table-cell>
          <table:table-cell table:style-name="Tableau1.A2" office:value-type="string">
            <text:p text:style-name="P2">Autour d'une superpuissance</text:p>
          </table:table-cell>
          <table:table-cell table:style-name="Tableau1.C2" office:value-type="string">
            <text:p text:style-name="P2">Union soviétique</text:p>
            <text:p text:style-name="P2">(URSS)</text:p>
          </table:table-cell>
        </table:table-row>
        <table:table-row>
          <table:table-cell table:style-name="Tableau1.A2" office:value-type="string">
            <text:p text:style-name="P2">Doctrine Truman</text:p>
          </table:table-cell>
          <table:table-cell table:style-name="Tableau1.A2" office:value-type="string">
            <text:p text:style-name="P2">Autour d'une doctrine</text:p>
          </table:table-cell>
          <table:table-cell table:style-name="Tableau1.C2" office:value-type="string">
            <text:p text:style-name="P2">Doctrine Jdanov</text:p>
          </table:table-cell>
        </table:table-row>
        <table:table-row>
          <table:table-cell table:style-name="Tableau1.A2" office:value-type="string">
            <text:p text:style-name="P2">Capitalisme</text:p>
            <text:p text:style-name="P2">( plan Marshall )</text:p>
          </table:table-cell>
          <table:table-cell table:style-name="Tableau1.A2" office:value-type="string">
            <text:p text:style-name="P2">De systèmes économiques</text:p>
          </table:table-cell>
          <table:table-cell table:style-name="Tableau1.C2" office:value-type="string">
            <text:p text:style-name="P2">Communisme</text:p>
            <text:p text:style-name="P3">( Collectivisation )</text:p>
          </table:table-cell>
        </table:table-row>
        <table:table-row>
          <table:table-cell table:style-name="Tableau1.A2" office:value-type="string">
            <text:p text:style-name="P2">Des Démocrates</text:p>
          </table:table-cell>
          <table:table-cell table:style-name="Tableau1.A2" office:value-type="string">
            <text:p text:style-name="P2">D'organisation politique</text:p>
          </table:table-cell>
          <table:table-cell table:style-name="Tableau1.C2" office:value-type="string">
            <text:p text:style-name="P2">Des &lt;&lt;Démocraties populaires&gt;&gt;</text:p>
          </table:table-cell>
        </table:table-row>
        <table:table-row>
          <table:table-cell table:style-name="Tableau1.A2" office:value-type="string">
            <text:p text:style-name="P2">L'OTAN</text:p>
          </table:table-cell>
          <table:table-cell table:style-name="Tableau1.A2" office:value-type="string">
            <text:p text:style-name="P2">D'alliances militaires</text:p>
          </table:table-cell>
          <table:table-cell table:style-name="Tableau1.C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En 1947, le ministre des finance us marshall propose un plan d'aide economic. Stalin interdit au pays de l'europe de l'est .</text:p>
      <text:p text:style-name="P1">Seul les pays de l'europe l'west accept le plan marshall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39M46S</meta:editing-duration>
    <meta:editing-cycles>58</meta:editing-cycles>
    <meta:generator>OpenOffice/4.1.7$Win32 OpenOffice.org_project/417m1$Build-9800</meta:generator>
    <dc:date>2021-03-30T08:04:39.59</dc:date>
    <meta:document-statistic meta:table-count="1" meta:image-count="0" meta:object-count="0" meta:page-count="1" meta:paragraph-count="29" meta:word-count="121" meta:character-count="779"/>
    <meta:user-defined meta:name="Info 1"/>
    <meta:user-defined meta:name="Info 2"/>
    <meta:user-defined meta:name="Info 3"/>
    <meta:user-defined meta:name="Info 4"/>
  </office:meta>
</office:document-meta>
</file>